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6cc1" officeooo:paragraph-rsid="00056cc1"/>
    </style:style>
    <style:style style:name="P2" style:family="paragraph" style:parent-style-name="Preformatted_20_Text">
      <style:text-properties officeooo:rsid="00056cc1" officeooo:paragraph-rsid="00056cc1"/>
    </style:style>
    <style:style style:name="P3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eature_size 100</text:p>
      <text:p text:style-name="P2">0.44</text:p>
      <text:p text:style-name="P2">Most Informative Features</text:p>
      <text:p text:style-name="Preformatted_20_Text"><text:s text:c="7"/>contains(mocking) = 'True' <text:s text:c="11"/>1.0 : 5.0 <text:s text:c="3"/>= <text:s text:c="4"/>70.7 : 1.0</text:p>
      <text:p text:style-name="Preformatted_20_Text"><text:s text:c="4"/>contains(wonderfull) = 'True' <text:s text:c="11"/>5.0 : 1.0 <text:s text:c="3"/>= <text:s text:c="4"/>23.1 : 1.0</text:p>
      <text:p text:style-name="Preformatted_20_Text"><text:s text:c="6"/>contains(oversalt) = 'True' <text:s text:c="11"/>2.0 : 5.0 <text:s text:c="3"/>= <text:s text:c="4"/>16.9 : 1.0</text:p>
      <text:p text:style-name="Preformatted_20_Text"><text:s text:c="10"/>contains(mumm) = 'True' <text:s text:c="11"/>2.0 : 5.0 <text:s text:c="3"/>= <text:s text:c="4"/>14.0 : 1.0</text:p>
      <text:p text:style-name="Preformatted_20_Text"><text:s text:c="2"/>contains(dissatisfied) = 'True' <text:s text:c="11"/>1.0 : 5.0 <text:s text:c="3"/>= <text:s text:c="5"/>9.7 : 1.0</text:p>
      <text:p text:style-name="Preformatted_20_Text"><text:s text:c="8"/>contains(snotty) = 'True' <text:s text:c="11"/>1.0 : 5.0 <text:s text:c="3"/>= <text:s text:c="5"/>7.1 : 1.0</text:p>
      <text:p text:style-name="Preformatted_20_Text"><text:s text:c="6"/>contains(received) = 'True' <text:s text:c="11"/>1.0 : 5.0 <text:s text:c="3"/>= <text:s text:c="5"/>6.3 : 1.0</text:p>
      <text:p text:style-name="Preformatted_20_Text"><text:s text:c="9"/>contains(dokie) = 'True' <text:s text:c="11"/>1.0 : 5.0 <text:s text:c="3"/>= <text:s text:c="5"/>6.1 : 1.0</text:p>
      <text:p text:style-name="Preformatted_20_Text"><text:s text:c="8"/>contains(quarto) = 'True' <text:s text:c="11"/>1.0 : 5.0 <text:s text:c="3"/>= <text:s text:c="5"/>6.1 : 1.0</text:p>
      <text:p text:style-name="Preformatted_20_Text"><text:s text:c="9"/>contains(xxxxx) = 'True' <text:s text:c="11"/>1.0 : 5.0 <text:s text:c="3"/>= <text:s text:c="5"/>6.1 : 1.0</text:p>
      <text:p text:style-name="Preformatted_20_Text"><text:s text:c="4"/>contains(aberration) = 'True' <text:s text:c="11"/>1.0 : 5.0 <text:s text:c="3"/>= <text:s text:c="5"/>5.0 : 1.0</text:p>
      <text:p text:style-name="Preformatted_20_Text"><text:s text:c="7"/>contains(cloaked) = 'True' <text:s text:c="11"/>2.0 : 5.0 <text:s text:c="3"/>= <text:s text:c="5"/>4.7 : 1.0</text:p>
      <text:p text:style-name="Preformatted_20_Text"><text:s text:c="6"/>contains(quirkily) = 'True' <text:s text:c="11"/>2.0 : 5.0 <text:s text:c="3"/>= <text:s text:c="5"/>4.7 : 1.0</text:p>
      <text:p text:style-name="Preformatted_20_Text"><text:s text:c="8"/>contains(footsy) = 'True' <text:s text:c="11"/>2.0 : 5.0 <text:s text:c="3"/>= <text:s text:c="5"/>4.7 : 1.0</text:p>
      <text:p text:style-name="Preformatted_20_Text"><text:s text:c="10"/>contains(goig) = 'True' <text:s text:c="11"/>2.0 : 5.0 <text:s text:c="3"/>= <text:s text:c="5"/>4.7 : 1.0</text:p>
      <text:p text:style-name="Preformatted_20_Text"><text:s text:c="10"/>contains(ploi) = 'True' <text:s text:c="11"/>1.0 : 3.0 <text:s text:c="3"/>= <text:s text:c="5"/>4.4 : 1.0</text:p>
      <text:p text:style-name="Preformatted_20_Text"><text:s text:c="9"/>contains(rater) = 'True' <text:s text:c="11"/>1.0 : 5.0 <text:s text:c="3"/>= <text:s text:c="5"/>4.3 : 1.0</text:p>
      <text:p text:style-name="Preformatted_20_Text"><text:s text:c="7"/>contains(charlie) = 'True' <text:s text:c="11"/>1.0 : 5.0 <text:s text:c="3"/>= <text:s text:c="5"/>4.3 : 1.0</text:p>
      <text:p text:style-name="Preformatted_20_Text"><text:s text:c="8"/>contains(yumcha) = 'True' <text:s text:c="11"/>2.0 : 4.0 <text:s text:c="3"/>= <text:s text:c="5"/>4.0 : 1.0</text:p>
      <text:p text:style-name="Preformatted_20_Text"><text:s text:c="10"/>contains(warb) = 'True' <text:s text:c="11"/>2.0 : 4.0 <text:s text:c="3"/>= <text:s text:c="5"/>4.0 : 1.0</text:p>
      <text:p text:style-name="Preformatted_20_Text"><text:s text:c="6"/>contains(duchesse) = 'True' <text:s text:c="11"/>2.0 : 4.0 <text:s text:c="3"/>= <text:s text:c="5"/>4.0 : 1.0</text:p>
      <text:p text:style-name="Preformatted_20_Text"><text:s text:c="6"/>contains(doldrums) = 'True' <text:s text:c="11"/>1.0 : 5.0 <text:s text:c="3"/>= <text:s text:c="5"/>3.6 : 1.0</text:p>
      <text:p text:style-name="Preformatted_20_Text"><text:s text:c="6"/>contains(stinkeye) = 'True' <text:s text:c="11"/>4.0 : 5.0 <text:s text:c="3"/>= <text:s text:c="5"/>3.5 : 1.0</text:p>
      <text:p text:style-name="Preformatted_20_Text"><text:s/>contains(astonishingly) = 'True' <text:s text:c="11"/>1.0 : 3.0 <text:s text:c="3"/>= <text:s text:c="5"/>3.3 : 1.0</text:p>
      <text:p text:style-name="Preformatted_20_Text"><text:s text:c="9"/>contains(began) = 'True' <text:s text:c="11"/>1.0 : 4.0 <text:s text:c="3"/>= <text:s text:c="5"/>3.2 : 1.0</text:p>
      <text:p text:style-name="Preformatted_20_Text"><text:s text:c="5"/>contains(newspaper) = 'True' <text:s text:c="11"/>3.0 : 1.0 <text:s text:c="3"/>= <text:s text:c="5"/>3.0 : 1.0</text:p>
      <text:p text:style-name="Preformatted_20_Text"><text:s text:c="2"/>contains(unstructured) = 'True' <text:s text:c="11"/>2.0 : 5.0 <text:s text:c="3"/>= <text:s text:c="5"/>2.8 : 1.0</text:p>
      <text:p text:style-name="Preformatted_20_Text"><text:s text:c="9"/>contains(print) = 'True' <text:s text:c="11"/>1.0 : 5.0 <text:s text:c="3"/>= <text:s text:c="5"/>2.7 : 1.0</text:p>
      <text:p text:style-name="Preformatted_20_Text"><text:s text:c="11"/>contains(gae) = 'True' <text:s text:c="11"/>3.0 : 1.0 <text:s text:c="3"/>= <text:s text:c="5"/>2.6 : 1.0</text:p>
      <text:p text:style-name="P3"><text:s text:c="6"/>contains(snobbery) = 'True' <text:s text:c="11"/>1.0 : 2.0 <text:s text:c="3"/>= <text:s text:c="5"/>2.5 : 1.0</text:p>
      <text:p text:style-name="P2"/>
      <text:p text:style-name="P2"/>
      <text:p text:style-name="P1"/>
      <text:p text:style-name="P1">feature_size;500</text:p>
      <text:p text:style-name="P2">0.39</text:p>
      <text:p text:style-name="P2"><text:s/>contains(empathy) = 'True' <text:s text:c="11"/>1.0 : 5.0 <text:s text:c="3"/>= <text:s text:c="4"/>32.0 : 1.0</text:p>
      <text:p text:style-name="Preformatted_20_Text"><text:s text:c="5"/>contains(mismanage) = 'True' <text:s text:c="11"/>1.0 : 5.0 <text:s text:c="3"/>= <text:s text:c="4"/>27.9 : 1.0</text:p>
      <text:p text:style-name="Preformatted_20_Text"><text:s text:c="2"/>contains(intimidation) = 'True' <text:s text:c="11"/>1.0 : 5.0 <text:s text:c="3"/>= <text:s text:c="4"/>22.2 : 1.0</text:p>
      <text:p text:style-name="Preformatted_20_Text"><text:s/>contains(unpretentious) = 'True' <text:s text:c="11"/>5.0 : 1.0 <text:s text:c="3"/>= <text:s text:c="4"/>19.1 : 1.0</text:p>
      <text:p text:style-name="Preformatted_20_Text"><text:s text:c="8"/>contains(bureau) = 'True' <text:s text:c="11"/>1.0 : 4.0 <text:s text:c="3"/>= <text:s text:c="4"/>17.8 : 1.0</text:p>
      <text:p text:style-name="Preformatted_20_Text"><text:s text:c="6"/>contains(degraded) = 'True' <text:s text:c="11"/>1.0 : 5.0 <text:s text:c="3"/>= <text:s text:c="4"/>14.7 : 1.0</text:p>
      <text:p text:style-name="Preformatted_20_Text"><text:s text:c="6"/>contains(butthole) = 'True' <text:s text:c="11"/>1.0 : 5.0 <text:s text:c="3"/>= <text:s text:c="4"/>14.1 : 1.0</text:p>
      <text:p text:style-name="Preformatted_20_Text"><text:s text:c="5"/>contains(arthritis) = 'True' <text:s text:c="11"/>1.0 : 5.0 <text:s text:c="3"/>= <text:s text:c="4"/>14.1 : 1.0</text:p>
      <text:p text:style-name="Preformatted_20_Text"><text:s text:c="5"/>contains(harbinger) = 'True' <text:s text:c="11"/>2.0 : 5.0 <text:s text:c="3"/>= <text:s text:c="4"/>14.0 : 1.0</text:p>
      <text:p text:style-name="Preformatted_20_Text"><text:s text:c="8"/>contains(medico) = 'True' <text:s text:c="11"/>2.0 : 5.0 <text:s text:c="3"/>= <text:s text:c="4"/>13.2 : 1.0</text:p>
      <text:p text:style-name="Preformatted_20_Text"><text:s text:c="8"/>contains(shitty) = 'True' <text:s text:c="11"/>1.0 : 5.0 <text:s text:c="3"/>= <text:s text:c="4"/>12.3 : 1.0</text:p>
      <text:p text:style-name="Preformatted_20_Text"><text:s text:c="7"/>contains(deluded) = 'True' <text:s text:c="11"/>1.0 : 4.0 <text:s text:c="3"/>= <text:s text:c="4"/>12.2 : 1.0</text:p>
      <text:p text:style-name="Preformatted_20_Text"><text:s text:c="9"/>contains(stews) = 'True' <text:s text:c="11"/>4.0 : 1.0 <text:s text:c="3"/>= <text:s text:c="4"/>12.2 : 1.0</text:p>
      <text:p text:style-name="Preformatted_20_Text"><text:s text:c="8"/>contains(aheads) = 'True' <text:s text:c="11"/>2.0 : 5.0 <text:s text:c="3"/>= <text:s text:c="4"/>10.9 : 1.0</text:p>
      <text:p text:style-name="Preformatted_20_Text"><text:s text:c="6"/>contains(somthing) = 'True' <text:s text:c="11"/>1.0 : 5.0 <text:s text:c="3"/>= <text:s text:c="4"/>10.9 : 1.0</text:p>
      <text:p text:style-name="Preformatted_20_Text"><text:s text:c="8"/>contains(hiring) = 'True' <text:s text:c="11"/>1.0 : 4.0 <text:s text:c="3"/>= <text:s text:c="4"/>10.1 : 1.0</text:p>
      <text:p text:style-name="Preformatted_20_Text">contains(bastardization) = 'True' <text:s text:c="11"/>1.0 : 5.0 <text:s text:c="3"/>= <text:s text:c="4"/>10.1 : 1.0</text:p>
      <text:p text:style-name="Preformatted_20_Text"><text:s text:c="5"/>contains(trembling) = 'True' <text:s text:c="11"/>1.0 : 5.0 <text:s text:c="3"/>= <text:s text:c="4"/>10.1 : 1.0</text:p>
      <text:p text:style-name="Preformatted_20_Text"><text:s text:c="5"/>contains(evacuated) = 'True' <text:s text:c="11"/>1.0 : 5.0 <text:s text:c="3"/>= <text:s text:c="4"/>10.1 : 1.0</text:p>
      <text:p text:style-name="Preformatted_20_Text"><text:s text:c="10"/>contains(pleb) = 'True' <text:s text:c="11"/>2.0 : 5.0 <text:s text:c="3"/>= <text:s text:c="4"/>10.0 : 1.0</text:p>
      <text:p text:style-name="Preformatted_20_Text"><text:soft-page-break/><text:s text:c="5"/>contains(honeycomb) = 'True' <text:s text:c="11"/>5.0 : 2.0 <text:s text:c="3"/>= <text:s text:c="5"/>8.8 : 1.0</text:p>
      <text:p text:style-name="Preformatted_20_Text"><text:s text:c="8"/>contains(remove) = 'True' <text:s text:c="11"/>1.0 : 5.0 <text:s text:c="3"/>= <text:s text:c="5"/>8.5 : 1.0</text:p>
      <text:p text:style-name="Preformatted_20_Text"><text:s text:c="5"/>contains(liquefied) = 'True' <text:s text:c="11"/>2.0 : 5.0 <text:s text:c="3"/>= <text:s text:c="5"/>8.4 : 1.0</text:p>
      <text:p text:style-name="Preformatted_20_Text"><text:s text:c="7"/>contains(pompous) = 'True' <text:s text:c="11"/>1.0 : 4.0 <text:s text:c="3"/>= <text:s text:c="5"/>8.1 : 1.0</text:p>
      <text:p text:style-name="Preformatted_20_Text"><text:s/>contains(commercialism) = 'True' <text:s text:c="11"/>3.0 : 5.0 <text:s text:c="3"/>= <text:s text:c="5"/>7.8 : 1.0</text:p>
      <text:p text:style-name="Preformatted_20_Text"><text:s text:c="9"/>contains(dweeb) = 'True' <text:s text:c="11"/>2.0 : 5.0 <text:s text:c="3"/>= <text:s text:c="5"/>7.8 : 1.0</text:p>
      <text:p text:style-name="Preformatted_20_Text"><text:s text:c="4"/>contains(indefinite) = 'True' <text:s text:c="11"/>1.0 : 4.0 <text:s text:c="3"/>= <text:s text:c="5"/>7.6 : 1.0</text:p>
      <text:p text:style-name="Preformatted_20_Text"><text:s text:c="8"/>contains(robots) = 'True' <text:s text:c="11"/>1.0 : 5.0 <text:s text:c="3"/>= <text:s text:c="5"/>7.4 : 1.0</text:p>
      <text:p text:style-name="Preformatted_20_Text"><text:s text:c="6"/>contains(foodless) = 'True' <text:s text:c="11"/>1.0 : 4.0 <text:s text:c="3"/>= <text:s text:c="5"/>7.3 : 1.0</text:p>
      <text:p text:style-name="P3"><text:s text:c="5"/>contains(transcend) = 'True' <text:s text:c="11"/>5.0 : 1.0 <text:s text:c="3"/>= <text:s text:c="5"/>6.8 : 1.0</text:p>
      <text:p text:style-name="P1"/>
      <text:p text:style-name="P1"/>
      <text:p text:style-name="P1">feature_size : 1000</text:p>
      <text:p text:style-name="P1">0.4</text:p>
      <text:p text:style-name="P2">Most Informative Features</text:p>
      <text:p text:style-name="Preformatted_20_Text"><text:s text:c="8"/>contains(soured) = 'True' <text:s text:c="11"/>2.0 : 5.0 <text:s text:c="3"/>= <text:s text:c="4"/>64.5 : 1.0</text:p>
      <text:p text:style-name="Preformatted_20_Text"><text:s text:c="7"/>contains(empathy) = 'True' <text:s text:c="11"/>1.0 : 5.0 <text:s text:c="3"/>= <text:s text:c="4"/>32.0 : 1.0</text:p>
      <text:p text:style-name="Preformatted_20_Text"><text:s text:c="5"/>contains(colorless) = 'True' <text:s text:c="11"/>2.0 : 5.0 <text:s text:c="3"/>= <text:s text:c="4"/>29.6 : 1.0</text:p>
      <text:p text:style-name="Preformatted_20_Text"><text:s text:c="5"/>contains(reprimand) = 'True' <text:s text:c="11"/>1.0 : 5.0 <text:s text:c="3"/>= <text:s text:c="4"/>29.2 : 1.0</text:p>
      <text:p text:style-name="Preformatted_20_Text"><text:s text:c="4"/>contains(questioned) = 'True' <text:s text:c="11"/>1.0 : 5.0 <text:s text:c="3"/>= <text:s text:c="4"/>28.2 : 1.0</text:p>
      <text:p text:style-name="Preformatted_20_Text"><text:s text:c="5"/>contains(mismanage) = 'True' <text:s text:c="11"/>1.0 : 5.0 <text:s text:c="3"/>= <text:s text:c="4"/>27.9 : 1.0</text:p>
      <text:p text:style-name="Preformatted_20_Text"><text:s text:c="2"/>contains(intimidation) = 'True' <text:s text:c="11"/>1.0 : 5.0 <text:s text:c="3"/>= <text:s text:c="4"/>22.2 : 1.0</text:p>
      <text:p text:style-name="Preformatted_20_Text"><text:s/>contains(unpretentious) = 'True' <text:s text:c="11"/>5.0 : 1.0 <text:s text:c="3"/>= <text:s text:c="4"/>19.1 : 1.0</text:p>
      <text:p text:style-name="Preformatted_20_Text"><text:s text:c="8"/>contains(bureau) = 'True' <text:s text:c="11"/>1.0 : 4.0 <text:s text:c="3"/>= <text:s text:c="4"/>17.8 : 1.0</text:p>
      <text:p text:style-name="Preformatted_20_Text"><text:s text:c="7"/>contains(cheater) = 'True' <text:s text:c="11"/>2.0 : 5.0 <text:s text:c="3"/>= <text:s text:c="4"/>17.1 : 1.0</text:p>
      <text:p text:style-name="Preformatted_20_Text"><text:s text:c="6"/>contains(clueless) = 'True' <text:s text:c="11"/>1.0 : 5.0 <text:s text:c="3"/>= <text:s text:c="4"/>17.0 : 1.0</text:p>
      <text:p text:style-name="Preformatted_20_Text"><text:s text:c="6"/>contains(degraded) = 'True' <text:s text:c="11"/>1.0 : 5.0 <text:s text:c="3"/>= <text:s text:c="4"/>14.7 : 1.0</text:p>
      <text:p text:style-name="Preformatted_20_Text"><text:s text:c="5"/>contains(arthritis) = 'True' <text:s text:c="11"/>1.0 : 5.0 <text:s text:c="3"/>= <text:s text:c="4"/>14.1 : 1.0</text:p>
      <text:p text:style-name="Preformatted_20_Text"><text:s text:c="6"/>contains(butthole) = 'True' <text:s text:c="11"/>1.0 : 5.0 <text:s text:c="3"/>= <text:s text:c="4"/>14.1 : 1.0</text:p>
      <text:p text:style-name="Preformatted_20_Text"><text:s text:c="5"/>contains(dizziness) = 'True' <text:s text:c="11"/>1.0 : 5.0 <text:s text:c="3"/>= <text:s text:c="4"/>14.1 : 1.0</text:p>
      <text:p text:style-name="Preformatted_20_Text"><text:s text:c="5"/>contains(hairspray) = 'True' <text:s text:c="11"/>2.0 : 5.0 <text:s text:c="3"/>= <text:s text:c="4"/>14.0 : 1.0</text:p>
      <text:p text:style-name="Preformatted_20_Text"><text:s text:c="7"/>contains(stiffed) = 'True' <text:s text:c="11"/>2.0 : 5.0 <text:s text:c="3"/>= <text:s text:c="4"/>14.0 : 1.0</text:p>
      <text:p text:style-name="Preformatted_20_Text"><text:s text:c="5"/>contains(harbinger) = 'True' <text:s text:c="11"/>2.0 : 5.0 <text:s text:c="3"/>= <text:s text:c="4"/>14.0 : 1.0</text:p>
      <text:p text:style-name="Preformatted_20_Text"><text:s text:c="8"/>contains(medico) = 'True' <text:s text:c="11"/>2.0 : 5.0 <text:s text:c="3"/>= <text:s text:c="4"/>13.2 : 1.0</text:p>
      <text:p text:style-name="Preformatted_20_Text"><text:s text:c="6"/>contains(overwork) = 'True' <text:s text:c="11"/>2.0 : 5.0 <text:s text:c="3"/>= <text:s text:c="4"/>12.7 : 1.0</text:p>
      <text:p text:style-name="Preformatted_20_Text"><text:s text:c="8"/>contains(shitty) = 'True' <text:s text:c="11"/>1.0 : 5.0 <text:s text:c="3"/>= <text:s text:c="4"/>12.3 : 1.0</text:p>
      <text:p text:style-name="Preformatted_20_Text"><text:s text:c="7"/>contains(deluded) = 'True' <text:s text:c="11"/>1.0 : 4.0 <text:s text:c="3"/>= <text:s text:c="4"/>12.2 : 1.0</text:p>
      <text:p text:style-name="Preformatted_20_Text"><text:s text:c="9"/>contains(stews) = 'True' <text:s text:c="11"/>4.0 : 1.0 <text:s text:c="3"/>= <text:s text:c="4"/>12.2 : 1.0</text:p>
      <text:p text:style-name="Preformatted_20_Text"><text:s text:c="7"/>contains(mishaps) = 'True' <text:s text:c="11"/>2.0 : 5.0 <text:s text:c="3"/>= <text:s text:c="4"/>11.4 : 1.0</text:p>
      <text:p text:style-name="Preformatted_20_Text"><text:s text:c="6"/>contains(unpeeled) = 'True' <text:s text:c="11"/>2.0 : 5.0 <text:s text:c="3"/>= <text:s text:c="4"/>10.9 : 1.0</text:p>
      <text:p text:style-name="Preformatted_20_Text"><text:s text:c="8"/>contains(aheads) = 'True' <text:s text:c="11"/>2.0 : 5.0 <text:s text:c="3"/>= <text:s text:c="4"/>10.9 : 1.0</text:p>
      <text:p text:style-name="Preformatted_20_Text"><text:s text:c="6"/>contains(somthing) = 'True' <text:s text:c="11"/>1.0 : 5.0 <text:s text:c="3"/>= <text:s text:c="4"/>10.9 : 1.0</text:p>
      <text:p text:style-name="Preformatted_20_Text"><text:s text:c="8"/>contains(hiring) = 'True' <text:s text:c="11"/>1.0 : 4.0 <text:s text:c="3"/>= <text:s text:c="4"/>10.1 : 1.0</text:p>
      <text:p text:style-name="Preformatted_20_Text"><text:s text:c="5"/>contains(trembling) = 'True' <text:s text:c="11"/>1.0 : 5.0 <text:s text:c="3"/>= <text:s text:c="4"/>10.1 : 1.0</text:p>
      <text:p text:style-name="P3"><text:s text:c="4"/>contains(ameliorate) = 'True' <text:s text:c="11"/>1.0 : 5.0 <text:s text:c="3"/>= <text:s text:c="4"/>10.1 : 1.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02:55:58.112317268</meta:creation-date>
    <meta:generator>LibreOffice/5.1.6.2$Linux_X86_64 LibreOffice_project/10m0$Build-2</meta:generator>
    <dc:date>2018-05-09T05:00:19.041409647</dc:date>
    <meta:editing-duration>PT1H52M54S</meta:editing-duration>
    <meta:editing-cycles>1</meta:editing-cycles>
    <meta:document-statistic meta:table-count="0" meta:image-count="0" meta:object-count="0" meta:page-count="2" meta:paragraph-count="98" meta:word-count="915" meta:character-count="6766" meta:non-whitespace-character-count="3734"/>
  </office:meta>
</office:document-meta>
</file>